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</style:style>
    <style:style style:name="P2" style:family="paragraph" style:parent-style-name="Standard">
      <style:paragraph-properties fo:margin-top="0cm" fo:margin-bottom="0.353cm" style:contextual-spacing="false" fo:line-height="115%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Segoe Print" fo:font-size="9pt" fo:language="zh" fo:country="TW" style:font-size-asian="9pt"/>
    </style:style>
    <style:style style:name="T1" style:family="text">
      <style:text-properties style:font-name="Segoe Print" fo:font-size="11pt" fo:language="zh" fo:country="TW" style:font-size-asian="11pt"/>
    </style:style>
    <style:style style:name="T2" style:family="text">
      <style:text-properties style:font-name="Segoe Print" fo:font-size="9pt" fo:language="zh" fo:country="TW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y Everything</text:span></text:p>
      <text:p text:style-name="P2"><text:span text:style-name="T2">Oh, oh, oh, oh, oh</text:span></text:p>
      <text:p text:style-name="P2"><text:span text:style-name="T2">Oh, oh, oh, oh, oh</text:span></text:p>
      <text:p text:style-name="P2"><text:span text:style-name="T2">Oh, oh, oh, oh, oh</text:span></text:p>
      <text:p text:style-name="P2"><text:span text:style-name="T2">Oh, oh, oh, oh, oh</text:span></text:p>
      <text:p text:style-name="P2"><text:span text:style-name="T2">I messed up tonight</text:span></text:p>
      <text:p text:style-name="P2"><text:span text:style-name="T2">I lost another fight</text:span></text:p>
      <text:p text:style-name="P2"><text:span text:style-name="T2">Lost to myself, but I'll just start again</text:span></text:p>
      <text:p text:style-name="P2"><text:span text:style-name="T2">I keep falling down</text:span></text:p>
      <text:p text:style-name="P2"><text:span text:style-name="T2">I keep on hitting the ground</text:span></text:p>
      <text:p text:style-name="P2"><text:span text:style-name="T2">But I always get up now to see what's next</text:span></text:p>
      <text:p text:style-name="P2"><text:span text:style-name="T2">Birds don't just fly</text:span></text:p>
      <text:p text:style-name="P2"><text:span text:style-name="T2">They fall down and get up</text:span></text:p>
      <text:p text:style-name="P2"><text:span text:style-name="T2">Nobody learns without getting it wrong</text:span></text:p>
      <text:p text:style-name="P2"><text:span text:style-name="T2">I won't give up</text:span></text:p>
      <text:p text:style-name="P2"><text:span text:style-name="T2">No, I won't give in till I reach the end</text:span></text:p>
      <text:p text:style-name="P2"><text:span text:style-name="T2">And then I'll start again</text:span></text:p>
      <text:p text:style-name="P2"><text:span text:style-name="T2">No, I won't leave</text:span></text:p>
      <text:p text:style-name="P2"><text:span text:style-name="T2">I want to try everything</text:span></text:p>
      <text:p text:style-name="P2"><text:span text:style-name="T2">I want to try even though I could fail</text:span></text:p>
      <text:p text:style-name="P2"><text:span text:style-name="T2">I won't give up</text:span></text:p>
      <text:p text:style-name="P2"><text:span text:style-name="T2">No, I won't give in till I reach the end</text:span></text:p>
      <text:p text:style-name="P2"><text:span text:style-name="T2">Then I'll start again</text:span></text:p>
      <text:p text:style-name="P2"><text:span text:style-name="T2">No, I won't leave</text:span></text:p>
      <text:p text:style-name="P2"><text:span text:style-name="T2">I want to try everything</text:span></text:p>
      <text:p text:style-name="P2"><text:span text:style-name="T2">I want to try even though I could fail</text:span></text:p>
      <text:p text:style-name="P2"><text:soft-page-break/><text:span text:style-name="T2">Oh, oh, oh, oh, oh</text:span></text:p>
      <text:p text:style-name="P2"><text:span text:style-name="T2">Try everything</text:span></text:p>
      <text:p text:style-name="P2"><text:span text:style-name="T2">Oh, oh, oh, oh, oh</text:span></text:p>
      <text:p text:style-name="P2"><text:span text:style-name="T2">Try everything</text:span></text:p>
      <text:p text:style-name="P2"><text:span text:style-name="T2">Oh, oh, oh, oh, oh</text:span></text:p>
      <text:p text:style-name="P2"><text:span text:style-name="T2">Try everything</text:span></text:p>
      <text:p text:style-name="P2"><text:span text:style-name="T2">Oh, oh, oh, oh, oh</text:span></text:p>
      <text:p text:style-name="P2"><text:span text:style-name="T2">Look how far you've come</text:span></text:p>
      <text:p text:style-name="P2"><text:span text:style-name="T2">You filled your heart with love</text:span></text:p>
      <text:p text:style-name="P2"><text:span text:style-name="T2">Baby, you've done enough</text:span></text:p>
      <text:p text:style-name="P2"><text:span text:style-name="T2">Take a deep breath</text:span></text:p>
      <text:p text:style-name="P2"><text:span text:style-name="T2">Don't beat yourself up</text:span></text:p>
      <text:p text:style-name="P2"><text:span text:style-name="T2">No need to run so fast</text:span></text:p>
      <text:p text:style-name="P2"><text:span text:style-name="T2">Sometimes we come last, but we did our best</text:span></text:p>
      <text:p text:style-name="P2"><text:span text:style-name="T2">I won't give up</text:span></text:p>
      <text:p text:style-name="P2"><text:span text:style-name="T2">No, I won't give in till I reach the end</text:span></text:p>
      <text:p text:style-name="P2"><text:span text:style-name="T2">And then I'll start again</text:span></text:p>
      <text:p text:style-name="P2"><text:span text:style-name="T2">No, I won't leave</text:span></text:p>
      <text:p text:style-name="P2"><text:span text:style-name="T2">I want to try everything</text:span></text:p>
      <text:p text:style-name="P2"><text:span text:style-name="T2">I want to try even though I could fail</text:span></text:p>
      <text:p text:style-name="P2"><text:span text:style-name="T2">I won't give up</text:span></text:p>
      <text:p text:style-name="P2"><text:span text:style-name="T2">No, I won't give in till I reach the end</text:span></text:p>
      <text:p text:style-name="P2"><text:span text:style-name="T2">Then I'll start again</text:span></text:p>
      <text:p text:style-name="P2"><text:span text:style-name="T2">No, I won't leave</text:span></text:p>
      <text:p text:style-name="P2"><text:span text:style-name="T2">I want to try everything</text:span></text:p>
      <text:p text:style-name="P2"><text:span text:style-name="T2">I want to try even though I could fail</text:span></text:p>
      <text:p text:style-name="P2"><text:soft-page-break/><text:span text:style-name="T2">I'll keep on making those new mistakes</text:span></text:p>
      <text:p text:style-name="P2"><text:span text:style-name="T2">I'll keep on making them every day</text:span></text:p>
      <text:p text:style-name="P2"><text:span text:style-name="T2">Those new mistakes</text:span></text:p>
      <text:p text:style-name="P2"><text:span text:style-name="T2">Oh, oh, oh, oh, oh</text:span></text:p>
      <text:p text:style-name="P2"><text:span text:style-name="T2">Try everything</text:span></text:p>
      <text:p text:style-name="P2"><text:span text:style-name="T2">Oh, oh, oh, oh, oh</text:span></text:p>
      <text:p text:style-name="P2"><text:span text:style-name="T2">Try everything</text:span></text:p>
      <text:p text:style-name="P2"><text:span text:style-name="T2">Oh, oh, oh, oh, oh</text:span></text:p>
      <text:p text:style-name="P2"><text:span text:style-name="T2">Try everything</text:span></text:p>
      <text:p text:style-name="P2"><text:span text:style-name="T2">Oh, oh, oh, oh, oh</text:span></text:p>
      <text:p text:style-name="P2"><text:span text:style-name="T2">Try everythin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1">Count On Me</text:span></text:p>
      <text:p text:style-name="P2"><text:span text:style-name="T2">Oh-oh</text:span></text:p>
      <text:p text:style-name="P2"><text:span text:style-name="T2">If you ever find yourself stuck in the middle of the sea</text:span></text:p>
      <text:p text:style-name="P2"><text:span text:style-name="T2">I'll sail the world to find you</text:span></text:p>
      <text:p text:style-name="P2"><text:span text:style-name="T2">If you ever find yourself lost in the dark and you can't see</text:span></text:p>
      <text:p text:style-name="P2"><text:span text:style-name="T2">I'll be the light to guide you</text:span></text:p>
      <text:p text:style-name="P2"><text:span text:style-name="T2">We'll find out what we're made of</text:span></text:p>
      <text:p text:style-name="P2"><text:span text:style-name="T2">When we are called to help our friends in need</text:span></text:p>
      <text:p text:style-name="P2"><text:span text:style-name="T2">You can count on me like one, two, three</text:span></text:p>
      <text:p text:style-name="P2"><text:span text:style-name="T2">I'll be there</text:span></text:p>
      <text:p text:style-name="P2"><text:span text:style-name="T2">And I know when I need it, I can count on you like four, three, two</text:span></text:p>
      <text:p text:style-name="P2"><text:span text:style-name="T2">And you'll be there</text:span></text:p>
      <text:p text:style-name="P2"><text:span text:style-name="T2">Cos that's what friends are supposed to do, oh, yeah</text:span></text:p>
      <text:p text:style-name="P2"><text:span text:style-name="T2">Ooh-ooh-ooh-ooh</text:span></text:p>
      <text:p text:style-name="P2"><text:span text:style-name="T2">Ooh-ooh-ooh-ooh, ooh, yeah, yeah</text:span></text:p>
      <text:p text:style-name="P2"><text:span text:style-name="T2">If you tossing and you're turning and you just can't fall asleep</text:span></text:p>
      <text:p text:style-name="P2"><text:span text:style-name="T2">I'll sing a song beside you</text:span></text:p>
      <text:p text:style-name="P2"><text:span text:style-name="T2">And if you ever forget how much you really mean to me</text:span></text:p>
      <text:p text:style-name="P2"><text:span text:style-name="T2">Every day I will remind you, oh</text:span></text:p>
      <text:p text:style-name="P2"><text:span text:style-name="T2">We'll find out what we're made of</text:span></text:p>
      <text:p text:style-name="P2"><text:span text:style-name="T2">When we are called to help our friends in need</text:span></text:p>
      <text:p text:style-name="P2"><text:span text:style-name="T2">You can count on me like one, two, three</text:span></text:p>
      <text:p text:style-name="P2"><text:span text:style-name="T2">I'll be there</text:span></text:p>
      <text:p text:style-name="P2"><text:span text:style-name="T2">And I know when I need it, I can count on you like four, three, two</text:span></text:p>
      <text:p text:style-name="P2"><text:span text:style-name="T2">And you'll be there</text:span></text:p>
      <text:p text:style-name="P2"><text:span text:style-name="T2">Cos that's what friends are supposed to do, oh, yeah</text:span></text:p>
      <text:p text:style-name="P2"><text:soft-page-break/><text:span text:style-name="T2">Ooh-ooh-ooh-ooh</text:span></text:p>
      <text:p text:style-name="P2"><text:span text:style-name="T2">Ooh-ooh-ooh-ooh, ooh, yeah, yeah</text:span></text:p>
      <text:p text:style-name="P2"><text:span text:style-name="T2">You'll always have my shoulder when you cry</text:span></text:p>
      <text:p text:style-name="P2"><text:span text:style-name="T2">I'll never let go, never say goodbye</text:span></text:p>
      <text:p text:style-name="P2"><text:span text:style-name="T2">You know</text:span></text:p>
      <text:p text:style-name="P2"><text:span text:style-name="T2">You can count on me like one, two, three</text:span></text:p>
      <text:p text:style-name="P2"><text:span text:style-name="T2">I'll be there</text:span></text:p>
      <text:p text:style-name="P2"><text:span text:style-name="T2">And I know when I need it I can count on you like four, three, two</text:span></text:p>
      <text:p text:style-name="P2"><text:span text:style-name="T2">And you'll be there</text:span></text:p>
      <text:p text:style-name="P2"><text:span text:style-name="T2">Cos that's what friends are supposed to do, oh, yeah</text:span></text:p>
      <text:p text:style-name="P2"><text:span text:style-name="T2">Ooh-ooh-ooh-ooh</text:span></text:p>
      <text:p text:style-name="P2"><text:span text:style-name="T2">Ooh-ooh-ooh-ooh, ooh</text:span></text:p>
      <text:p text:style-name="P2"><text:span text:style-name="T2">You can count on me cos I can count on you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2:15:28.420000000</meta:creation-date>
    <dc:date>2022-07-28T12:16:33.634000000</dc:date>
    <meta:editing-duration>PT1M6S</meta:editing-duration>
    <meta:editing-cycles>1</meta:editing-cycles>
    <meta:document-statistic meta:table-count="0" meta:image-count="0" meta:object-count="0" meta:page-count="5" meta:paragraph-count="102" meta:word-count="624" meta:character-count="2838" meta:non-whitespace-character-count="2330"/>
    <meta:generator>LibreOffice/7.1.6.2$Windows_X86_64 LibreOffice_project/0e133318fcee89abacd6a7d077e292f1145735c3</meta:generator>
  </office:meta>
</office:document-meta>
</file>